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032cm" svg:height="8.765cm" svg:x="0.854cm" svg:y="6.003cm">
            <draw:object draw:notify-on-update-of-ranges="Sheet1.A3:Sheet1.A11 Sheet1.B3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cm" svg:height="7.093cm" svg:x="19.535cm" svg:y="8.181cm">
            <draw:object draw:notify-on-update-of-ranges="Sheet1.I3:Sheet1.I8 Sheet1.K3:Sheet1.K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208cm" svg:height="7.837cm" svg:x="34.089cm" svg:y="6.667cm">
            <draw:object draw:notify-on-update-of-ranges="Sheet1.O2:Sheet1.O7 Sheet1.Q2:Sheet1.Q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default-cell-style-name="ce1"/>
        <table:table-column table:style-name="co2" table:number-columns-repeated="11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office:value-type="string">
            <text:p><text:s/>Water consumption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ce2" office:value-type="string">
            <text:p>CustomerGroup</text:p>
          </table:table-cell>
          <table:table-cell table:style-name="ce2" office:value-type="string">
            <text:p>Group Size</text:p>
          </table:table-cell>
          <table:table-cell table:style-name="ce2" office:value-type="string">
            <text:p>Percentage</text:p>
          </table:table-cell>
          <table:table-cell table:number-columns-repeated="3"/>
          <table:table-cell office:value-type="string">
            <text:p><text:s/>SFRES <text:s text:c="3"/></text:p>
          </table:table-cell>
          <table:table-cell office:value-type="float" office:value="5158189.3928528">
            <text:p>5158189.3928528</text:p>
          </table:table-cell>
          <table:table-cell table:style-name="ce1" table:formula="of:=[.P2]/[.P8]" office:value-type="percentage" office:value="0.426801860352992">
            <text:p>42.68%</text:p>
          </table:table-cell>
          <table:table-cell table:number-columns-repeated="5"/>
        </table:table-row>
        <table:table-row table:style-name="ro1">
          <table:table-cell office:value-type="string">
            <text:p>SFRES</text:p>
          </table:table-cell>
          <table:table-cell office:value-type="percentage" office:value="0.786">
            <text:p>78.60%</text:p>
          </table:table-cell>
          <table:table-cell table:number-columns-repeated="6"/>
          <table:table-cell office:value-type="string">
            <text:p><text:s/>SFRES </text:p>
          </table:table-cell>
          <table:table-cell office:value-type="float" office:value="20136">
            <text:p>20,136</text:p>
          </table:table-cell>
          <table:table-cell table:formula="of:=[.J3]/[.J9]" office:value-type="percentage" office:value="0.796078121293587">
            <text:p>79.61%</text:p>
          </table:table-cell>
          <table:table-cell table:number-columns-repeated="3"/>
          <table:table-cell office:value-type="string">
            <text:p><text:s/>AGRI <text:s text:c="4"/></text:p>
          </table:table-cell>
          <table:table-cell office:value-type="float" office:value="2411693.337">
            <text:p>2411693.337</text:p>
          </table:table-cell>
          <table:table-cell table:style-name="ce1" table:formula="of:=[.P3]/[.P8]" office:value-type="percentage" office:value="0.199549711039835">
            <text:p>19.95%</text:p>
          </table:table-cell>
          <table:table-cell table:number-columns-repeated="5"/>
        </table:table-row>
        <table:table-row table:style-name="ro1">
          <table:table-cell office:value-type="string">
            <text:p>Agriculture</text:p>
          </table:table-cell>
          <table:table-cell office:value-type="percentage" office:value="0.106">
            <text:p>10.60%</text:p>
          </table:table-cell>
          <table:table-cell table:number-columns-repeated="6"/>
          <table:table-cell office:value-type="string">
            <text:p><text:s/>AGRI</text:p>
          </table:table-cell>
          <table:table-cell office:value-type="float" office:value="2612">
            <text:p>2,612</text:p>
          </table:table-cell>
          <table:table-cell table:formula="of:=[.J4]/[.J9]" office:value-type="percentage" office:value="0.10326559658417">
            <text:p>10.33%</text:p>
          </table:table-cell>
          <table:table-cell table:number-columns-repeated="3"/>
          <table:table-cell office:value-type="string">
            <text:p><text:s/>MFRES <text:s text:c="3"/></text:p>
          </table:table-cell>
          <table:table-cell office:value-type="float" office:value="2148880.44105">
            <text:p>2148880.44105</text:p>
          </table:table-cell>
          <table:table-cell table:style-name="ce1" table:formula="of:=[.P4]/[.P8]" office:value-type="percentage" office:value="0.177803895914931">
            <text:p>17.78%</text:p>
          </table:table-cell>
          <table:table-cell table:number-columns-repeated="5"/>
        </table:table-row>
        <table:table-row table:style-name="ro1">
          <table:table-cell office:value-type="string">
            <text:p>MFRES</text:p>
          </table:table-cell>
          <table:table-cell office:value-type="percentage" office:value="0.0471">
            <text:p>4.71%</text:p>
          </table:table-cell>
          <table:table-cell table:number-columns-repeated="6"/>
          <table:table-cell office:value-type="string">
            <text:p><text:s/>MFRES</text:p>
          </table:table-cell>
          <table:table-cell office:value-type="float" office:value="1215">
            <text:p>1,215</text:p>
          </table:table-cell>
          <table:table-cell table:formula="of:=[.J5]/[.J9]" office:value-type="percentage" office:value="0.0480351071400332">
            <text:p>4.80%</text:p>
          </table:table-cell>
          <table:table-cell table:number-columns-repeated="3"/>
          <table:table-cell office:value-type="string">
            <text:p><text:s/>IND <text:s text:c="5"/></text:p>
          </table:table-cell>
          <table:table-cell office:value-type="float" office:value="1099533.533">
            <text:p>1099533.533</text:p>
          </table:table-cell>
          <table:table-cell table:style-name="ce1" table:formula="of:=[.P5]/[.P8]" office:value-type="percentage" office:value="0.09097823318685">
            <text:p>9.10%</text:p>
          </table:table-cell>
          <table:table-cell table:number-columns-repeated="5"/>
        </table:table-row>
        <table:table-row table:style-name="ro1">
          <table:table-cell office:value-type="string">
            <text:p>Commercial</text:p>
          </table:table-cell>
          <table:table-cell office:value-type="percentage" office:value="0.0249">
            <text:p>2.49%</text:p>
          </table:table-cell>
          <table:table-cell table:number-columns-repeated="6"/>
          <table:table-cell office:value-type="string">
            <text:p><text:s/>COM </text:p>
          </table:table-cell>
          <table:table-cell office:value-type="float" office:value="561">
            <text:p>561</text:p>
          </table:table-cell>
          <table:table-cell table:formula="of:=[.J6]/[.J9]" office:value-type="percentage" office:value="0.0221791729263857">
            <text:p>2.22%</text:p>
          </table:table-cell>
          <table:table-cell table:number-columns-repeated="3"/>
          <table:table-cell office:value-type="string">
            <text:p><text:s/>COM <text:s text:c="5"/></text:p>
          </table:table-cell>
          <table:table-cell office:value-type="float" office:value="758081.30375">
            <text:p>758081.30375</text:p>
          </table:table-cell>
          <table:table-cell table:style-name="ce1" table:formula="of:=[.P6]/[.P8]" office:value-type="percentage" office:value="0.062725597316693">
            <text:p>6.27%</text:p>
          </table:table-cell>
          <table:table-cell table:number-columns-repeated="5"/>
        </table:table-row>
        <table:table-row table:style-name="ro1">
          <table:table-cell office:value-type="string">
            <text:p>Industry</text:p>
          </table:table-cell>
          <table:table-cell office:value-type="percentage" office:value="0.0194">
            <text:p>1.94%</text:p>
          </table:table-cell>
          <table:table-cell table:number-columns-repeated="6"/>
          <table:table-cell office:value-type="string">
            <text:p><text:s/>IND</text:p>
          </table:table-cell>
          <table:table-cell office:value-type="float" office:value="438">
            <text:p>438</text:p>
          </table:table-cell>
          <table:table-cell table:formula="of:=[.J7]/[.J9]" office:value-type="percentage" office:value="0.0173163596109749">
            <text:p>1.73%</text:p>
          </table:table-cell>
          <table:table-cell table:number-columns-repeated="3"/>
          <table:table-cell office:value-type="string">
            <text:p>INST <text:s text:c="4"/></text:p>
          </table:table-cell>
          <table:table-cell office:value-type="float" office:value="509298.911812">
            <text:p>509298.911812</text:p>
          </table:table-cell>
          <table:table-cell table:style-name="ce1" table:formula="of:=[.P7]/[.P8]" office:value-type="percentage" office:value="0.0421407021886991">
            <text:p>4.21%</text:p>
          </table:table-cell>
          <table:table-cell table:number-columns-repeated="5"/>
        </table:table-row>
        <table:table-row table:style-name="ro1">
          <table:table-cell office:value-type="string">
            <text:p>Institution</text:p>
          </table:table-cell>
          <table:table-cell office:value-type="percentage" office:value="0.0157">
            <text:p>1.57%</text:p>
          </table:table-cell>
          <table:table-cell table:number-columns-repeated="6"/>
          <table:table-cell office:value-type="string">
            <text:p><text:s/>INST</text:p>
          </table:table-cell>
          <table:table-cell office:value-type="float" office:value="332">
            <text:p>332</text:p>
          </table:table-cell>
          <table:table-cell table:formula="of:=[.J8]/[.J9]" office:value-type="percentage" office:value="0.0131256424448486">
            <text:p>1.31%</text:p>
          </table:table-cell>
          <table:table-cell table:number-columns-repeated="4"/>
          <table:table-cell table:formula="of:=SUM([.P2:.P7])" office:value-type="float" office:value="12085676.9194648">
            <text:p>12085676.9194648</text:p>
          </table:table-cell>
          <table:table-cell table:number-columns-repeated="6"/>
        </table:table-row>
        <table:table-row table:style-name="ro1">
          <table:table-cell office:value-type="string">
            <text:p>RES</text:p>
          </table:table-cell>
          <table:table-cell office:value-type="percentage" office:value="0.00025">
            <text:p>0.03%</text:p>
          </table:table-cell>
          <table:table-cell table:number-columns-repeated="7"/>
          <table:table-cell table:formula="of:=SUM([.J3:.J8])" office:value-type="float" office:value="25294">
            <text:p>25,294</text:p>
          </table:table-cell>
          <table:table-cell table:number-columns-repeated="12"/>
        </table:table-row>
        <table:table-row table:style-name="ro1">
          <table:table-cell office:value-type="string">
            <text:p>SFRES_MUM</text:p>
          </table:table-cell>
          <table:table-cell office:value-type="percentage" office:value="0.00025">
            <text:p>0.03%</text:p>
          </table:table-cell>
          <table:table-cell table:number-columns-repeated="20"/>
        </table:table-row>
        <table:table-row table:style-name="ro1">
          <table:table-cell office:value-type="string">
            <text:p>INSTITUTIONAL</text:p>
          </table:table-cell>
          <table:table-cell office:value-type="percentage" office:value="0.000004">
            <text:p>0.00%</text:p>
          </table:table-cell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9"/>
          <table:table-cell office:value-type="string">
            <text:p>INST <text:s text:c="4"/></text:p>
          </table:table-cell>
          <table:table-cell office:value-type="float" office:value="509298.911812">
            <text:p>509298.911812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  <table:table-cell office:value-type="string">
            <text:p><text:s/>COM <text:s text:c="5"/></text:p>
          </table:table-cell>
          <table:table-cell office:value-type="float" office:value="758081.30375">
            <text:p>758081.30375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  <table:table-cell office:value-type="string">
            <text:p><text:s/>IND <text:s text:c="5"/></text:p>
          </table:table-cell>
          <table:table-cell office:value-type="float" office:value="1099533.533">
            <text:p>1099533.533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  <table:table-cell office:value-type="string">
            <text:p><text:s/>MFRES <text:s text:c="3"/></text:p>
          </table:table-cell>
          <table:table-cell office:value-type="float" office:value="2148880.44105">
            <text:p>2148880.44105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  <table:table-cell office:value-type="string">
            <text:p><text:s/>AGRI <text:s text:c="4"/></text:p>
          </table:table-cell>
          <table:table-cell office:value-type="float" office:value="2411693.337">
            <text:p>2411693.337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  <table:table-cell office:value-type="string">
            <text:p><text:s/>SFRES <text:s text:c="3"/></text:p>
          </table:table-cell>
          <table:table-cell office:value-type="float" office:value="5158189.3928528">
            <text:p>5158189.3928528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liu </meta:initial-creator>
    <meta:creation-date>2014-07-24T09:35:34</meta:creation-date>
    <meta:generator>LibreOffice/3.5$Linux_X86_64 LibreOffice_project/350m1$Build-2</meta:generator>
    <dc:date>2014-08-13T18:21:42</dc:date>
    <dc:creator>xiliu </dc:creator>
    <meta:editing-duration>PT4H7M58S</meta:editing-duration>
    <meta:editing-cycles>12</meta:editing-cycles>
    <meta:document-statistic meta:table-count="3" meta:cell-count="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2.033cm" svg:height="8.766cm" xlink:href=".." xlink:type="simple" chart:class="chart:circle" chart:style-name="ch1">
        <chart:title svg:x="2.281cm" svg:y="0.311cm" chart:style-name="ch2">
          <text:p>Data distribution on customer groups</text:p>
        </chart:title>
        <chart:legend svg:x="8.419cm" svg:y="2.1cm" style:legend-expansion="custom" chartooo:width="3.421cm" chartooo:height="4.463cm" style:legend-expansion-aspect-ratio="0.76652475913063" chart:style-name="ch3"/>
        <chart:plot-area chart:style-name="ch4" table:cell-range-address="Sheet1.A3:Sheet1.B11" chart:data-source-has-labels="column" svg:x="0.723cm" svg:y="1.2cm" svg:width="7.428cm" svg:height="7.19cm">
          <chartooo:coordinate-region svg:x="0.726cm" svg:y="1.748cm" svg:width="6.642cm" svg:height="6.643cm"/>
          <chart:axis chart:dimension="x" chart:name="primary-x" chart:style-name="ch5" chartooo:axis-type="auto">
            <chartooo:date-scale/>
            <chart:categories table:cell-range-address="Sheet1.A3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FRES</text:p>
                <draw:g>
                  <svg:desc>Sheet1.A3:Sheet1.A11</svg:desc>
                </draw:g>
              </table:table-cell>
              <table:table-cell office:value-type="float" office:value="0.786">
                <text:p>0.786</text:p>
                <draw:g>
                  <svg:desc>Sheet1.B3:Sheet1.B11</svg:desc>
                </draw:g>
              </table:table-cell>
            </table:table-row>
            <table:table-row>
              <table:table-cell office:value-type="string">
                <text:p>Agriculture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MFRES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Institution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RES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SFRES_MUM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INSTITUTIONAL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01cm" svg:height="7.094cm" xlink:href=".." xlink:type="simple" chart:class="chart:circle" chart:style-name="ch1">
        <chart:legend svg:x="7.147cm" svg:y="1.993cm" style:legend-expansion="custom" chartooo:width="1.885cm" chartooo:height="3.612cm" style:legend-expansion-aspect-ratio="0.5218715393134" chart:style-name="ch2"/>
        <chart:plot-area chart:style-name="ch3" table:cell-range-address="Sheet1.I3:Sheet1.I8 Sheet1.K3:Sheet1.K8" chart:data-source-has-labels="column" svg:x="0.43cm" svg:y="0.207cm" svg:width="6.833cm" svg:height="6.608cm">
          <chartooo:coordinate-region svg:x="0.466cm" svg:y="0.742cm" svg:width="6.062cm" svg:height="6.085cm"/>
          <chart:axis chart:dimension="x" chart:name="primary-x" chart:style-name="ch4" chartooo:axis-type="auto">
            <chartooo:date-scale/>
            <chart:categories table:cell-range-address="Sheet1.I3:Sheet1.I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 SFRES </text:p>
                <draw:g>
                  <svg:desc>Sheet1.I3:Sheet1.I8</svg:desc>
                </draw:g>
              </table:table-cell>
              <table:table-cell office:value-type="float" office:value="0.796078121293587">
                <text:p>0.796078121293587</text:p>
                <draw:g>
                  <svg:desc>Sheet1.K3:Sheet1.K8</svg:desc>
                </draw:g>
              </table:table-cell>
            </table:table-row>
            <table:table-row>
              <table:table-cell office:value-type="string">
                <text:p> AGRI</text:p>
              </table:table-cell>
              <table:table-cell office:value-type="float" office:value="0.10326559658417">
                <text:p>0.10326559658417</text:p>
              </table:table-cell>
            </table:table-row>
            <table:table-row>
              <table:table-cell office:value-type="string">
                <text:p> MFRES</text:p>
              </table:table-cell>
              <table:table-cell office:value-type="float" office:value="0.0480351071400332">
                <text:p>0.0480351071400332</text:p>
              </table:table-cell>
            </table:table-row>
            <table:table-row>
              <table:table-cell office:value-type="string">
                <text:p> COM </text:p>
              </table:table-cell>
              <table:table-cell office:value-type="float" office:value="0.0221791729263857">
                <text:p>0.0221791729263857</text:p>
              </table:table-cell>
            </table:table-row>
            <table:table-row>
              <table:table-cell office:value-type="string">
                <text:p> IND</text:p>
              </table:table-cell>
              <table:table-cell office:value-type="float" office:value="0.0173163596109749">
                <text:p>0.0173163596109749</text:p>
              </table:table-cell>
            </table:table-row>
            <table:table-row>
              <table:table-cell office:value-type="string">
                <text:p> INST</text:p>
              </table:table-cell>
              <table:table-cell office:value-type="float" office:value="0.0131256424448486">
                <text:p>0.0131256424448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7e0021"/>
    </style:style>
    <style:style style:name="ch13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209cm" svg:height="7.838cm" xlink:href=".." xlink:type="simple" chart:class="chart:circle" chart:style-name="ch1">
        <chart:legend svg:x="7.811cm" svg:y="4.543cm" style:legend-expansion="custom" chartooo:width="2.397cm" chartooo:height="3.07cm" style:legend-expansion-aspect-ratio="0.780781758957655" chart:style-name="ch2"/>
        <chart:plot-area chart:style-name="ch3" table:cell-range-address="Sheet1.O2:Sheet1.O7 Sheet1.Q2:Sheet1.Q7" chart:data-source-has-labels="column" svg:x="0.138cm" svg:y="-0.017cm" svg:width="8.455cm" svg:height="7.005cm">
          <chartooo:coordinate-region svg:x="1.292cm" svg:y="0.504cm" svg:width="6.14cm" svg:height="5.982cm"/>
          <chart:axis chart:dimension="x" chart:name="primary-x" chart:style-name="ch4" chartooo:axis-type="auto">
            <chartooo:date-scale/>
            <chart:categories table:cell-range-address="Sheet1.O2:Sheet1.O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 SFRES    </text:p>
                <draw:g>
                  <svg:desc>Sheet1.O2:Sheet1.O7</svg:desc>
                </draw:g>
              </table:table-cell>
              <table:table-cell office:value-type="float" office:value="0.426801860352992">
                <text:p>0.426801860352992</text:p>
                <draw:g>
                  <svg:desc>Sheet1.Q2:Sheet1.Q7</svg:desc>
                </draw:g>
              </table:table-cell>
            </table:table-row>
            <table:table-row>
              <table:table-cell office:value-type="string">
                <text:p> AGRI     </text:p>
              </table:table-cell>
              <table:table-cell office:value-type="float" office:value="0.199549711039835">
                <text:p>0.199549711039835</text:p>
              </table:table-cell>
            </table:table-row>
            <table:table-row>
              <table:table-cell office:value-type="string">
                <text:p> MFRES    </text:p>
              </table:table-cell>
              <table:table-cell office:value-type="float" office:value="0.177803895914931">
                <text:p>0.177803895914931</text:p>
              </table:table-cell>
            </table:table-row>
            <table:table-row>
              <table:table-cell office:value-type="string">
                <text:p> IND      </text:p>
              </table:table-cell>
              <table:table-cell office:value-type="float" office:value="0.09097823318685">
                <text:p>0.09097823318685</text:p>
              </table:table-cell>
            </table:table-row>
            <table:table-row>
              <table:table-cell office:value-type="string">
                <text:p> COM      </text:p>
              </table:table-cell>
              <table:table-cell office:value-type="float" office:value="0.062725597316693">
                <text:p>0.062725597316693</text:p>
              </table:table-cell>
            </table:table-row>
            <table:table-row>
              <table:table-cell office:value-type="string">
                <text:p>INST     </text:p>
              </table:table-cell>
              <table:table-cell office:value-type="float" office:value="0.0421407021886991">
                <text:p>0.04214070218869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